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ro1" style:family="table-row">
      <style:table-row-properties style:row-height="14.6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tem code</text:p>
          </table:table-cell>
          <table:table-cell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Serial 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78071345830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071347804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071348137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178483000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190198308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189008502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190198307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071348891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158042074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071346477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088385328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185744043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905691400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905691617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190460034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048623800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185744202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071345937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071347004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071345396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071346064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058607414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048640617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048628449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188869043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071348230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008032047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008032054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185744382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096618894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057114901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905691434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178483006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78184994109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01:33:20.145088930</meta:creation-date>
    <dc:date>2018-04-28T01:33:59.098150019</dc:date>
    <meta:editing-duration>PT39S</meta:editing-duration>
    <meta:editing-cycles>1</meta:editing-cycles>
    <meta:generator>LibreOffice/5.2.7.2$Linux_X86_64 LibreOffice_project/20m0$Build-2</meta:generator>
    <meta:document-statistic meta:table-count="1" meta:cell-count="72" meta:object-count="0"/>
  </office:meta>
</office:document-meta>
</file>